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2000001E1F97A4F64713EFF52.png" manifest:media-type="image/png"/>
  <manifest:file-entry manifest:full-path="Pictures/10000000000001C2000001C21E53F701D58D856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3cm" fo:min-width="13.724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5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41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868cm" fo:min-width="10.084cm" fo:wrap-option="no-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10pt" fo:background-color="transparent" style:font-size-asian="10pt" style:font-size-complex="10pt"/>
    </style:style>
    <style:style style:name="P5" style:family="paragraph">
      <style:paragraph-properties fo:text-align="center" style:writing-mode="lr-tb"/>
      <style:text-properties fo: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  <style:paragraph-properties fo:text-align="center" style:writing-mode="lr-tb"/>
      <style:text-properties fo: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0pt" fo:background-color="transparen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224cm" svg:height="5.08cm" svg:x="5.8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6.604cm" svg:y="3.556cm">
          <text:p text:style-name="P2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13.97cm" svg:y="3.556cm">
          <text:p text:style-name="P2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67cm" svg:height="0.662cm" svg:x="14.967cm" svg:y="3.656cm">
          <draw:text-box>
            <text:p><text:span text:style-name="T2">Django Project</text:span></text:p>
          </draw:text-box>
        </draw:frame>
        <draw:frame draw:style-name="gr4" draw:text-style-name="P4" draw:layer="layout" svg:width="3.423cm" svg:height="0.662cm" svg:x="7.499cm" svg:y="3.656cm">
          <draw:text-box>
            <text:p><text:span text:style-name="T3">Webpack Project</text:span></text:p>
          </draw:text-box>
        </draw:frame>
        <draw:custom-shape draw:style-name="gr5" draw:text-style-name="P5" draw:layer="layout" svg:width="4.064cm" svg:height="2.286cm" svg:x="7.62cm" svg:y="10.414cm">
          <text:p text:style-name="P5"><text:span text:style-name="T1">Worker 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12.7cm" svg:y="10.414cm">
          <text:p text:style-name="P5"><text:span text:style-name="T1">Worker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18.796cm" svg:y="10.414cm">
          <text:p text:style-name="P5"><text:span text:style-name="T1">Worker 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524cm" svg:height="0.988cm" svg:x="17.272cm" svg:y="10.95cm">
          <draw:text-box>
            <text:p>...</text:p>
          </draw:text-box>
        </draw:frame>
        <draw:frame draw:style-name="gr7" draw:text-style-name="P6" draw:layer="layout" svg:width="5.641cm" svg:height="0.988cm" svg:x="10.361cm" svg:y="2.314cm">
          <draw:text-box>
            <text:p>Web Application</text:p>
          </draw:text-box>
        </draw:frame>
        <draw:custom-shape draw:style-name="gr8" draw:text-style-name="P7" draw:layer="layout" svg:width="1.016cm" svg:height="1.016cm" svg:x="6.35cm" svg:y="5.588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016cm" svg:height="1.016cm" svg:x="13.716cm" svg:y="5.588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016cm" svg:height="1.016cm" svg:x="7.112cm" svg:y="9.906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3.462cm" svg:y1="7.366cm" svg:x2="10.16cm" svg:y2="10.414cm">
          <text:p/>
        </draw:line>
        <draw:line draw:style-name="gr9" draw:text-style-name="P8" draw:layer="layout" svg:x1="13.463cm" svg:y1="7.366cm" svg:x2="15.24cm" svg:y2="10.414cm">
          <text:p/>
        </draw:line>
        <draw:line draw:style-name="gr9" draw:text-style-name="P8" draw:layer="layout" svg:x1="13.463cm" svg:y1="7.366cm" svg:x2="21.082cm" svg:y2="10.414cm">
          <text:p/>
        </draw:line>
        <draw:line draw:style-name="gr10" draw:text-style-name="P9" draw:layer="layout" svg:x1="11.684cm" svg:y1="4.826cm" svg:x2="13.97cm" svg:y2="4.82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9" draw:layer="layout" svg:width="4.318cm" svg:height="4.318cm" svg:x="3.556cm" svg:y="8.128cm">
          <draw:image xlink:href="Pictures/10000000000001C2000001C21E53F701D58D856C.jpg" xlink:type="simple" xlink:show="embed" xlink:actuate="onLoad" loext:mime-type="image/jpeg">
            <text:p/>
          </draw:image>
        </draw:frame>
        <draw:custom-shape draw:style-name="gr2" draw:text-style-name="P2" draw:layer="layout" svg:width="5.08cm" svg:height="2.54cm" svg:x="2.794cm" svg:y="6.096cm">
          <text:p text:style-name="P2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21.459cm" svg:y="4.318cm">
          <text:p text:style-name="P5"><text:span text:style-name="T1">Worker 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21.459cm" svg:y="9.144cm">
          <text:p text:style-name="P5"><text:span text:style-name="T1">Worker 2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.425cm" svg:height="3.535cm" svg:x="17.649cm" svg:y="3.556cm">
          <draw:image xlink:href="Pictures/10000201000001D2000001E1F97A4F64713EFF52.png" xlink:type="simple" xlink:show="embed" xlink:actuate="onLoad" loext:mime-type="image/png">
            <text:p/>
          </draw:image>
        </draw:frame>
        <draw:frame draw:style-name="gr12" draw:text-style-name="P9" draw:layer="layout" svg:width="3.425cm" svg:height="3.535cm" svg:x="17.526cm" svg:y="8.403cm">
          <draw:image xlink:href="Pictures/10000201000001D2000001E1F97A4F64713EFF52.png" xlink:type="simple" xlink:show="embed" xlink:actuate="onLoad" loext:mime-type="image/png">
            <text:p/>
          </draw:image>
        </draw:frame>
        <draw:line draw:style-name="gr9" draw:text-style-name="P8" draw:layer="layout" svg:x1="8.128cm" svg:y1="7.366cm" svg:x2="17.526cm" svg:y2="5.842cm">
          <text:p/>
        </draw:line>
        <draw:line draw:style-name="gr9" draw:text-style-name="P8" draw:layer="layout" svg:x1="8.132cm" svg:y1="7.662cm" svg:x2="17.784cm" svg:y2="10.71cm">
          <text:p/>
        </draw:line>
        <draw:custom-shape draw:style-name="gr13" draw:text-style-name="P12" draw:layer="layout" svg:width="11.43cm" svg:height="2.286cm" svg:x="7.112cm" svg:y="11.176cm">
          <text:p text:style-name="P11"><text:span text:style-name="T4">page 3 <text:s/>from S3:/bucket/docs/cv.pdf</text:span></text:p>
          <draw:enhanced-geometry svg:viewBox="0 0 21600 21600" draw:text-areas="800 800 20800 20800" draw:type="round-rectangular-callout" draw:modifiers="-495.074796605721 -10870.835155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8T13:01:55.685803038</meta:creation-date>
    <dc:date>2020-01-28T17:47:50.812243852</dc:date>
    <meta:editing-duration>PT31M8S</meta:editing-duration>
    <meta:editing-cycles>15</meta:editing-cycles>
    <meta:generator>LibreOffice/6.3.4.2.0$Linux_X86_64 LibreOffice_project/30$Build-2</meta:generator>
    <meta:document-statistic meta:object-count="51"/>
  </office:meta>
</office:document-meta>
</file>